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P. Leveque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February 17, 1891</text:p>
      <text:p text:style-name="P4">Month<text:tab/><text:tab/><text:tab/><text:tab/><text:tab/><text:tab/>Februar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Dr S. Morais/</text:p>
      <text:p text:style-name="P2">546 North 5th Ave./</text:p>
      <text:p text:style-name="P2">Philadelphia/</text:p>
      <text:p text:style-name="P2">Pa./</text:p>
      <text:p text:style-name="P2"/>
      <text:p text:style-name="P2">[Page 2]</text:p>
      <text:p text:style-name="P2">New York Febr. 17[/ inserted by author]91/</text:p>
      <text:p text:style-name="P2">17 Stuyvesant Place,/</text:p>
      <text:p text:style-name="P2">Dear Sir,/</text:p>
      <text:p text:style-name="P2">Living near Cooper/ I would like to/ improve the opportunity/ to learn Hebrew./ <text:s/>Could you allow/ me to follow the/ course?/ <text:s/>Yours truly/ P. Leveque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2:09:19.62</meta:creation-date>
    <dc:date>2011-11-22T12:15:44.16</dc:date>
    <dc:creator>Penn Libraries</dc:creator>
    <meta:editing-duration>PT00H06M2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16" meta:character-count="1550"/>
  </office:meta>
</office:document-meta>
</file>